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b3d" officeooo:paragraph-rsid="0011fb3d"/>
    </style:style>
    <style:style style:name="P2" style:family="paragraph" style:parent-style-name="Standard">
      <style:paragraph-properties fo:text-align="center" style:justify-single-word="false"/>
      <style:text-properties officeooo:rsid="0011fb3d" officeooo:paragraph-rsid="0011fb3d"/>
    </style:style>
    <style:style style:name="P3" style:family="paragraph" style:parent-style-name="Standard">
      <style:text-properties officeooo:rsid="0011fb3d" officeooo:paragraph-rsid="0012ed91"/>
    </style:style>
    <style:style style:name="P4" style:family="paragraph" style:parent-style-name="Standard">
      <style:text-properties officeooo:rsid="00126bea" officeooo:paragraph-rsid="0012ed91"/>
    </style:style>
    <style:style style:name="P5" style:family="paragraph" style:parent-style-name="Standard">
      <style:text-properties officeooo:rsid="0012ed91" officeooo:paragraph-rsid="0012ed91"/>
    </style:style>
    <style:style style:name="P6" style:family="paragraph" style:parent-style-name="Standard">
      <style:text-properties officeooo:rsid="00138220" officeooo:paragraph-rsid="00138220"/>
    </style:style>
    <style:style style:name="T1" style:family="text">
      <style:text-properties officeooo:rsid="00126bea"/>
    </style:style>
    <style:style style:name="T2" style:family="text">
      <style:text-properties officeooo:rsid="0012ed91"/>
    </style:style>
    <style:style style:name="T3" style:family="text">
      <style:text-properties officeooo:rsid="00138220"/>
    </style:style>
    <style:style style:name="T4" style:family="text">
      <style:text-properties officeooo:rsid="001560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OS ABIERTOS AYUNTAMIENTO DE MADRID</text:p>
      <text:p text:style-name="P2">PARQUES DE BOMBEROS</text:p>
      <text:p text:style-name="P1"/>
      <text:p text:style-name="P1">URL:<text:a xlink:type="simple" xlink:href="http://datos.madrid.es/portal/site/egob/menuitem.ac61933d6ee3c31cae77ae7784f1a5a0/?vgnextoid=00149033f2201410VgnVCM100000171f5a0aRCRD&amp;format=xml&amp;file=0&amp;filename=211642-0-bomberos-parques&amp;mgmtid=fa3881ac7ad6b410VgnVCM2000000c205a0aRCRD">http://datos.madrid.es/portal/site/egob/menuitem.ac61933d6ee3c31cae77ae7784f1a5a0/?vgnextoid=00149033f2201410VgnVCM100000171f5a0aRCRD&amp;format=xml&amp;file=0&amp;filename=211642-0-bomberos-parques&amp;mgmtid=fa3881ac7ad6b410VgnVCM2000000c205a0aRCRD</text:a></text:p>
      <text:p text:style-name="P1"/>
      <text:p text:style-name="P1">-Tiene una raíz donde se encuentras las etiquetas: &lt;Contenidos&gt;...&lt;/Contenidos&gt;</text:p>
      <text:p text:style-name="P3">-Seguidamente tiene una etiqueta llamada &lt;infoDataset&gt; que contiene un <text:span text:style-name="T2">&lt;nombre&gt;</text:span> , como un titulo de lo que se va a referir todo el contenido, en este caso: Bomberos: Parques de bomberos. Debajo viene un número de identificación <text:span text:style-name="T1">&lt;id&gt;</text:span>. <text:span text:style-name="T1">Por último viene la URL &lt;uri&gt; de los parques de bomberos y &lt;descripcion&gt; que contiene un pequeño párrafo describiendo el parque de bomberos.</text:span></text:p>
      <text:p text:style-name="P4">-La siguiente etiqueta se llama &lt;contenido&gt;. Aquí ya contiene información sobre los diferentes parques de bomberos de Madrid. Primeramente tiene un <text:span text:style-name="T2">&lt;tipo&gt;</text:span> que define: Entidades y Organismos. </text:p>
      <text:p text:style-name="P4">-Luego <text:span text:style-name="T2">esta &lt;atributos&gt; que define que el contenido esta en idioma español. </text:span></text:p>
      <text:p text:style-name="P4"><text:span text:style-name="T2">-Dentro de &lt;atributos&gt; esta &lt;atributo&gt; donde contiene una Id-ENTIDAD y un nombre. Debajo hay otro &lt;atributo&gt; que contiene el numero de la linea de transporte y la accesibilidad.</text:span></text:p>
      <text:p text:style-name="P5">-Debajo de la anterior hay otro &lt;atributo&gt; que contiene la URL de ese parque de bomberos en concreto. Seguidamente hay otro &lt;atributo&gt; llamado <text:span text:style-name="T3">LOCALIZACION</text:span> que contiene <text:span text:style-name="T3">mas atributos como: </text:span><text:s/>el nombre de la vía, la clase vial, el tipo de número, el número, la localidad, la provincia, el código postal, el barrio, el distrito, la coordenada X, la coordenada Y, la latitud y la longitud.</text:p>
      <text:p text:style-name="P6">-Luego tiene un &lt;atributo&gt; llamado DATOSCONTACTOS que contiene un&lt;atributo&gt; con el número de teléfono.</text:p>
      <text:p text:style-name="P6">-Por último tiene un &lt;atributo&gt; llamado TIPO que contiene la posición en la que se encuentra el apartado parque de bomberos dentro de la página web.</text:p>
      <text:p text:style-name="P6">-<text:span text:style-name="T4">Seguidamente se repite &lt;contenido&gt; 11 veces más pero contiene información de los demás parques de bomberos de Madrid.</text:span></text:p>
      <text:p text:style-name="P6">-<text:span text:style-name="T4">Por último se cierra la raíz &lt;/contenidos&g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08:55:18.445000000</meta:creation-date>
    <dc:date>2015-09-22T10:16:11.192000000</dc:date>
    <meta:editing-duration>PT3M48S</meta:editing-duration>
    <meta:editing-cycles>1</meta:editing-cycles>
    <meta:document-statistic meta:table-count="0" meta:image-count="0" meta:object-count="0" meta:page-count="1" meta:paragraph-count="13" meta:word-count="276" meta:character-count="1987" meta:non-whitespace-character-count="1721"/>
    <meta:generator>LibreOffice/4.2.4.2$Windows_x86 LibreOffice_project/63150712c6d317d27ce2db16eb94c2f3d7b699f8</meta:generator>
  </office:meta>
</office:document-meta>
</file>